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. Divisibility Problem</text:p>
      <text:p text:style-name="P4">time limit per test</text:p>
      <text:p text:style-name="P5">1 second</text:p>
      <text:p text:style-name="P4">memory limit per test</text:p>
      <text:p text:style-name="P5">256 megabytes</text:p>
      <text:p text:style-name="P4">input</text:p>
      <text:p text:style-name="P5">standard input</text:p>
      <text:p text:style-name="P4">output</text:p>
      <text:p text:style-name="P6">standard output</text:p>
      <text:p text:style-name="P7">You are given two positive integers <text:bookmark text:name="MathJax-Element-1-Frame"/><text:bookmark text:name="MathJax-Span-1"/><text:bookmark text:name="MathJax-Span-2"/><text:bookmark text:name="MathJax-Span-3"/><text:span text:style-name="T1">a</text:span><text:span text:style-name="T2">�</text:span> and <text:bookmark text:name="MathJax-Element-2-Frame"/><text:bookmark text:name="MathJax-Span-4"/><text:bookmark text:name="MathJax-Span-5"/><text:bookmark text:name="MathJax-Span-6"/><text:span text:style-name="T1">b</text:span><text:span text:style-name="T2">�</text:span>. In one move you can increase <text:bookmark text:name="MathJax-Element-3-Frame"/><text:bookmark text:name="MathJax-Span-7"/><text:bookmark text:name="MathJax-Span-8"/><text:bookmark text:name="MathJax-Span-9"/><text:span text:style-name="T1">a</text:span><text:span text:style-name="T2">�</text:span> by <text:bookmark text:name="MathJax-Element-4-Frame"/><text:bookmark text:name="MathJax-Span-10"/><text:bookmark text:name="MathJax-Span-11"/><text:bookmark text:name="MathJax-Span-12"/><text:span text:style-name="T3">1</text:span><text:span text:style-name="T2">1</text:span> (replace <text:bookmark text:name="MathJax-Element-5-Frame"/><text:bookmark text:name="MathJax-Span-13"/><text:bookmark text:name="MathJax-Span-14"/><text:bookmark text:name="MathJax-Span-15"/><text:span text:style-name="T1">a</text:span><text:span text:style-name="T2">�</text:span> with <text:bookmark text:name="MathJax-Element-6-Frame"/><text:bookmark text:name="MathJax-Span-16"/><text:bookmark text:name="MathJax-Span-17"/><text:bookmark text:name="MathJax-Span-18"/><text:span text:style-name="T1">a</text:span><text:bookmark text:name="MathJax-Span-19"/><text:span text:style-name="T3">+</text:span><text:bookmark text:name="MathJax-Span-20"/><text:span text:style-name="T3">1</text:span><text:span text:style-name="T2">�+1</text:span>). Your task is to find the minimum number of moves you need to do in order to make <text:bookmark text:name="MathJax-Element-7-Frame"/><text:bookmark text:name="MathJax-Span-21"/><text:bookmark text:name="MathJax-Span-22"/><text:bookmark text:name="MathJax-Span-23"/><text:span text:style-name="T1">a</text:span><text:span text:style-name="T2">�</text:span> divisible by <text:bookmark text:name="MathJax-Element-8-Frame"/><text:bookmark text:name="MathJax-Span-24"/><text:bookmark text:name="MathJax-Span-25"/><text:bookmark text:name="MathJax-Span-26"/><text:span text:style-name="T1">b</text:span><text:span text:style-name="T2">�</text:span>. It is possible, that you have to make <text:bookmark text:name="MathJax-Element-9-Frame"/><text:bookmark text:name="MathJax-Span-27"/><text:bookmark text:name="MathJax-Span-28"/><text:bookmark text:name="MathJax-Span-29"/><text:span text:style-name="T3">0</text:span><text:span text:style-name="T2">0</text:span> moves, as <text:bookmark text:name="MathJax-Element-10-Frame"/><text:bookmark text:name="MathJax-Span-30"/><text:bookmark text:name="MathJax-Span-31"/><text:bookmark text:name="MathJax-Span-32"/><text:span text:style-name="T1">a</text:span><text:span text:style-name="T2">�</text:span> is already divisible by <text:bookmark text:name="MathJax-Element-11-Frame"/><text:bookmark text:name="MathJax-Span-33"/><text:bookmark text:name="MathJax-Span-34"/><text:bookmark text:name="MathJax-Span-35"/><text:span text:style-name="T1">b</text:span><text:span text:style-name="T2">�</text:span>. You have to answer <text:bookmark text:name="MathJax-Element-12-Frame"/><text:bookmark text:name="MathJax-Span-36"/><text:bookmark text:name="MathJax-Span-37"/><text:bookmark text:name="MathJax-Span-38"/><text:span text:style-name="T1">t</text:span><text:span text:style-name="T2">�</text:span> independent test cases.</text:p>
      <text:p text:style-name="P9">Input</text:p>
      <text:p text:style-name="P7">The first line of the input contains one integer <text:bookmark text:name="MathJax-Element-13-Frame"/><text:bookmark text:name="MathJax-Span-39"/><text:bookmark text:name="MathJax-Span-40"/><text:bookmark text:name="MathJax-Span-41"/><text:span text:style-name="T1">t</text:span><text:span text:style-name="T2">�</text:span> (<text:bookmark text:name="MathJax-Element-14-Frame"/><text:bookmark text:name="MathJax-Span-42"/><text:bookmark text:name="MathJax-Span-43"/><text:bookmark text:name="MathJax-Span-44"/><text:span text:style-name="T3">1</text:span><text:bookmark text:name="MathJax-Span-45"/><text:span text:style-name="T5">≤</text:span><text:bookmark text:name="MathJax-Span-46"/><text:span text:style-name="T1">t</text:span><text:bookmark text:name="MathJax-Span-47"/><text:span text:style-name="T5">≤</text:span><text:bookmark text:name="MathJax-Span-48"/><text:bookmark text:name="MathJax-Span-49"/><text:span text:style-name="T3">10</text:span><text:bookmark text:name="MathJax-Span-50"/><text:span text:style-name="T4">4</text:span><text:span text:style-name="T2">1≤�≤104</text:span>) — the number of test cases. Then <text:bookmark text:name="MathJax-Element-15-Frame"/><text:bookmark text:name="MathJax-Span-51"/><text:bookmark text:name="MathJax-Span-52"/><text:bookmark text:name="MathJax-Span-53"/><text:span text:style-name="T1">t</text:span><text:span text:style-name="T2">�</text:span> test cases follow.</text:p>
      <text:p text:style-name="P7">The only line of the test case contains two integers <text:bookmark text:name="MathJax-Element-16-Frame"/><text:bookmark text:name="MathJax-Span-54"/><text:bookmark text:name="MathJax-Span-55"/><text:bookmark text:name="MathJax-Span-56"/><text:span text:style-name="T1">a</text:span><text:span text:style-name="T2">�</text:span> and <text:bookmark text:name="MathJax-Element-17-Frame"/><text:bookmark text:name="MathJax-Span-57"/><text:bookmark text:name="MathJax-Span-58"/><text:bookmark text:name="MathJax-Span-59"/><text:span text:style-name="T1">b</text:span><text:span text:style-name="T2">�</text:span> (<text:bookmark text:name="MathJax-Element-18-Frame"/><text:bookmark text:name="MathJax-Span-60"/><text:bookmark text:name="MathJax-Span-61"/><text:bookmark text:name="MathJax-Span-62"/><text:span text:style-name="T3">1</text:span><text:bookmark text:name="MathJax-Span-63"/><text:span text:style-name="T5">≤</text:span><text:bookmark text:name="MathJax-Span-64"/><text:span text:style-name="T1">a</text:span><text:bookmark text:name="MathJax-Span-65"/><text:span text:style-name="T3">,</text:span><text:bookmark text:name="MathJax-Span-66"/><text:span text:style-name="T1">b</text:span><text:bookmark text:name="MathJax-Span-67"/><text:span text:style-name="T5">≤</text:span><text:bookmark text:name="MathJax-Span-68"/><text:bookmark text:name="MathJax-Span-69"/><text:span text:style-name="T3">10</text:span><text:bookmark text:name="MathJax-Span-70"/><text:span text:style-name="T4">9</text:span><text:span text:style-name="T2">1≤�,�≤109</text:span>).</text:p>
      <text:p text:style-name="P9">Output</text:p>
      <text:p text:style-name="P7">For each test case print the answer — the minimum number of moves you need to do in order to make <text:bookmark text:name="MathJax-Element-19-Frame"/><text:bookmark text:name="MathJax-Span-71"/><text:bookmark text:name="MathJax-Span-72"/><text:bookmark text:name="MathJax-Span-73"/><text:span text:style-name="T1">a</text:span><text:span text:style-name="T2">�</text:span> divisible by <text:bookmark text:name="MathJax-Element-20-Frame"/><text:bookmark text:name="MathJax-Span-74"/><text:bookmark text:name="MathJax-Span-75"/><text:bookmark text:name="MathJax-Span-76"/><text:span text:style-name="T1">b</text:span><text:span text:style-name="T2">�</text:span>.</text:p>
      <text:p text:style-name="P8">Example</text:p>
      <text:p text:style-name="P10">input</text:p>
      <text:section text:style-name="Sect1" text:name="id009027332512800972">
        <text:p text:style-name="P11">Copy</text:p>
      </text:section>
      <text:p text:style-name="P1"><text:bookmark text:name="id007629741857606163"/>5</text:p>
      <text:p text:style-name="P2">10 4</text:p>
      <text:p text:style-name="P2">13 9</text:p>
      <text:p text:style-name="P2">100 13</text:p>
      <text:p text:style-name="P2">123 456</text:p>
      <text:p text:style-name="P2">92 46</text:p>
      <text:p text:style-name="P10">output</text:p>
      <text:section text:style-name="Sect1" text:name="id00966977782170223">
        <text:p text:style-name="P11">Copy</text:p>
      </text:section>
      <text:p text:style-name="P1"><text:bookmark text:name="id006235806624920981"/>2</text:p>
      <text:p text:style-name="P2">5</text:p>
      <text:p text:style-name="P2">4</text:p>
      <text:p text:style-name="P2">333</text:p>
      <text:p text:style-name="P2">0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1T22:11:14.802000000</dc:date>
    <meta:editing-duration>PT8S</meta:editing-duration>
    <meta:editing-cycles>1</meta:editing-cycles>
    <meta:document-statistic meta:table-count="0" meta:image-count="0" meta:object-count="0" meta:page-count="1" meta:paragraph-count="31" meta:word-count="172" meta:character-count="858" meta:non-whitespace-character-count="715"/>
    <meta:generator>LibreOffice/7.2.2.2$Windows_X86_64 LibreOffice_project/02b2acce88a210515b4a5bb2e46cbfb63fe97d56</meta:generator>
  </office:meta>
</office:document-meta>
</file>